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✦ Capítulo: Emergencia de la Materia y Expansión del Universo</text:h>
      <text:h text:style-name="Heading_20_3" text:outline-level="3">1. El colapso de la fase libre: nacimiento de la materia estable</text:h>
      <text:p text:style-name="Text_20_body">Tras el desacoplamiento fotónico, ciertas regiones del campo φ comenzaron a <text:span text:style-name="Strong_20_Emphasis">mantener coherencia temporal sostenida</text:span>, es decir, conservaron su estructura de fase sin disiparse. Este fenómeno dio lugar a:</text:p>
      <text:list xml:id="list8676526115226202046" text:style-name="L1">
        <text:list-item>
          <text:p text:style-name="P2"><text:span text:style-name="Strong_20_Emphasis">Zonas de acoplamiento estable</text:span> → partículas como el electrón y el protón.</text:p>
        </text:list-item>
        <text:list-item>
          <text:p text:style-name="P2"><text:span text:style-name="Strong_20_Emphasis">Configuraciones recurrentes</text:span> → aparición de masas elementales.</text:p>
        </text:list-item>
        <text:list-item>
          <text:p text:style-name="P2"><text:span text:style-name="Strong_20_Emphasis">Asimetrías helicoidales</text:span> → origen de la carga eléctrica (e) y su signo.</text:p>
        </text:list-item>
      </text:list>
      <text:p text:style-name="Text_20_body">En el modelo SQE, la <text:span text:style-name="Strong_20_Emphasis">masa</text:span> no es una propiedad intrínseca, sino una <text:span text:style-name="Strong_20_Emphasis">resistencia relacional</text:span> al cambio de fase:</text:p>
      <text:p text:style-name="Preformatted_20_Text"/>
      <text:p text:style-name="P1"><text:span text:style-name="Source_20_Text">m ∝ 1 / τ(Δφ)</text:span></text:p>
      <text:p text:style-name="Text_20_body">Donde τ es el tiempo de reorganización de fase en esa región. Así, las partículas no son objetos, sino <text:span text:style-name="Strong_20_Emphasis">estructuras estables de relación</text:span>.</text:p>
      <text:p text:style-name="Horizontal_20_Line"/>
      <text:h text:style-name="Heading_20_3" text:outline-level="3">2. La red gravitacional: curvatura emergente desde φ</text:h>
      <text:p text:style-name="Text_20_body">A medida que estas estructuras de materia se consolidan, la red φ reacciona: las zonas con mayor densidad de reorganización de fase actúan como <text:span text:style-name="Strong_20_Emphasis">centros de curvatura relacional</text:span>.</text:p>
      <text:p text:style-name="Text_20_body">Esto genera una <text:span text:style-name="Strong_20_Emphasis">métrica emergente gμν(x, t)</text:span> que no es postulada sino inducida por:</text:p>
      <text:list xml:id="list7228527625203246959" text:style-name="L2">
        <text:list-item>
          <text:p text:style-name="P3">La tasa de reorganización de φ en cada punto.</text:p>
        </text:list-item>
        <text:list-item>
          <text:p text:style-name="P3">El patrón de acoplamientos locales y no locales.</text:p>
        </text:list-item>
      </text:list>
      <text:p text:style-name="Text_20_body">En vez de usar directamente la relatividad general, SQE postula que la <text:span text:style-name="Strong_20_Emphasis">gravedad es una curvatura del patrón de fase</text:span>, no del “espacio” en sí.</text:p>
      <text:p text:style-name="Horizontal_20_Line"/>
      <text:h text:style-name="Heading_20_3" text:outline-level="3">3. La expansión como distensión relacional</text:h>
      <text:p text:style-name="Text_20_body">El universo no se “infla” por presión ni energía oscura. Desde el punto de vista de φ:</text:p>
      <text:list xml:id="list4654710619262669899" text:style-name="L3">
        <text:list-item>
          <text:p text:style-name="P4">La red relacional va perdiendo acoplamientos en algunas regiones (disociación estructural).</text:p>
        </text:list-item>
        <text:list-item>
          <text:p text:style-name="P4">Esa pérdida de conexión genera <text:span text:style-name="Strong_20_Emphasis">una tensión de fase</text:span>, visible como <text:span text:style-name="Strong_20_Emphasis">expansión métrica</text:span>.</text:p>
        </text:list-item>
      </text:list>
      <text:p text:style-name="Text_20_body">La función de escala a(t), que describe cómo crecen las distancias cosmológicas, no es impuesta, sino que <text:span text:style-name="Strong_20_Emphasis">emerge de la variación de coherencia de la red</text:span>.</text:p>
      <text:p text:style-name="Text_20_body">El equivalente de la ecuación de Friedmann en SQE es:</text:p>
      <text:p text:style-name="Preformatted_20_Text"/>
      <text:p text:style-name="P1"><text:span text:style-name="Source_20_Text">H(t)² = (8π/3) × G(t) × ρ_total(t) + Λ(t)c²/3 − k c² / a(t)²</text:span></text:p>
      <text:p text:style-name="Text_20_body">Pero aquí:</text:p>
      <text:list xml:id="list7620236288967557481" text:style-name="L4">
        <text:list-item>
          <text:p text:style-name="P5"><text:soft-page-break/>G(t) depende del nivel de entrelazamiento local.</text:p>
        </text:list-item>
        <text:list-item>
          <text:p text:style-name="P5">ρ_total incluye materia visible + contribuciones relacionales no observables directamente.</text:p>
        </text:list-item>
        <text:list-item>
          <text:p text:style-name="P5">Λ(t) surge de un <text:span text:style-name="Strong_20_Emphasis">gradiente residual de desfase global</text:span>, no de un campo externo.</text:p>
        </text:list-item>
      </text:list>
      <text:p text:style-name="Horizontal_20_Line"/>
      <text:h text:style-name="Heading_20_3" text:outline-level="3">4. La aparente necesidad de materia oscura</text:h>
      <text:p text:style-name="Text_20_body">En el modelo estándar, las curvas de rotación galáctica requieren una masa invisible. Pero en SQE:</text:p>
      <text:list xml:id="list2154586220903903028" text:style-name="L5">
        <text:list-item>
          <text:p text:style-name="P6">Las regiones de mayor complejidad relacional en φ pueden ejercer <text:span text:style-name="Strong_20_Emphasis">efectos gravitatorios visibles</text:span> sin contener masa en el sentido clásico.</text:p>
        </text:list-item>
        <text:list-item>
          <text:p text:style-name="P6">Estas zonas actúan como <text:span text:style-name="Strong_20_Emphasis">tensiones estructurales en la red cuántica</text:span>: no emiten luz, pero sí curvan la red y afectan el movimiento de otras regiones.</text:p>
        </text:list-item>
        <text:list-item>
          <text:p text:style-name="P6">Lo que interpretamos como “halo de materia oscura” sería, en realidad, <text:span text:style-name="Strong_20_Emphasis">una distorsión no visible en la red φ</text:span>.</text:p>
        </text:list-item>
      </text:list>
      <text:p text:style-name="Horizontal_20_Line"/>
      <text:h text:style-name="Heading_20_3" text:outline-level="3">5. El principio de estabilidad cuántica emergente</text:h>
      <text:p text:style-name="Text_20_body">Las estructuras que permanecen estables (átomos, moléculas, órbitas...) son aquellas que logran <text:span text:style-name="Strong_20_Emphasis">minimizar la pérdida de coherencia relacional</text:span>. Esto se traduce en:</text:p>
      <text:list xml:id="list131316569711223806" text:style-name="L6">
        <text:list-item>
          <text:p text:style-name="P7">Estados cuantizados (como el modelo de Bohr).</text:p>
        </text:list-item>
        <text:list-item>
          <text:p text:style-name="P7">Conservación de ciertas constantes (c, h, e...) como <text:span text:style-name="Strong_20_Emphasis">relaciones estabilizadas</text:span>, no como absolutos.</text:p>
        </text:list-item>
      </text:list>
      <text:p text:style-name="Horizontal_20_Line"/>
      <text:h text:style-name="Heading_20_3" text:outline-level="3">Conclusión</text:h>
      <text:p text:style-name="Text_20_body">En esta fase post-CMB del universo:</text:p>
      <text:list xml:id="list5322647877795258181" text:style-name="L7">
        <text:list-item>
          <text:p text:style-name="P8">La materia no aparece como partículas nuevas, sino como <text:span text:style-name="Strong_20_Emphasis">regiones de fase cuántica coherente</text:span>.</text:p>
        </text:list-item>
        <text:list-item>
          <text:p text:style-name="P8">La expansión del universo es una <text:span text:style-name="Strong_20_Emphasis">tensión relacional</text:span>, no una explosión.</text:p>
        </text:list-item>
        <text:list-item>
          <text:p text:style-name="P8">La gravedad es una <text:span text:style-name="Strong_20_Emphasis">curvatura emergente</text:span> del patrón de φ.</text:p>
        </text:list-item>
        <text:list-item>
          <text:p text:style-name="P8">La materia oscura es reemplazada por <text:span text:style-name="Strong_20_Emphasis">estructura relacional no luminosa</text:span>, sin requerir nuevas partícul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1T20:02:02.53</meta:creation-date>
    <dc:date>2025-05-14T04:18:10.26</dc:date>
    <dc:creator>Lefuan </dc:creator>
    <meta:editing-duration>PT2M2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41" meta:word-count="567" meta:character-count="3392"/>
  </office:meta>
</office:document-meta>
</file>